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082cm"/>
    </style:style>
    <style:style style:name="gr5" style:family="graphic" style:parent-style-name="standard">
      <style:graphic-properties draw:stroke="none" svg:stroke-color="#000000" draw:fill="none" draw:fill-color="#ffffff" fo:min-height="0.28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248cm"/>
    </style:style>
    <style:style style:name="gr9" style:family="graphic" style:parent-style-name="standard">
      <style:graphic-properties draw:stroke="none" svg:stroke-color="#000000" draw:fill="none" draw:fill-color="#ffffff" fo:min-height="0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542cm" svg:y="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6.996cm" svg:y="2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76cm" svg:y1="1.709cm" svg:x2="7.229cm" svg:y2="2.088cm" draw:start-shape="id1" draw:start-glue-point="8" draw:end-shape="id2" svg:d="M6776 1709l453 379" svg:viewBox="0 0 454 380">
          <text:p/>
        </draw:connector>
        <draw:frame draw:style-name="gr4" draw:text-style-name="P3" draw:layer="layout" svg:width="2.115cm" svg:height="0.535cm" svg:x="6.938cm" svg:y="1.218cm">
          <draw:text-box>
            <text:p text:style-name="P2"><text:span text:style-name="T1">dc=example <text:s/></text:span></text:p>
          </draw:text-box>
        </draw:frame>
        <draw:frame draw:style-name="gr5" draw:text-style-name="P4" draw:layer="layout" svg:width="2.201cm" svg:height="0.534cm" svg:x="7.331cm" svg:y="1.905cm">
          <draw:text-box>
            <text:p><text:span text:style-name="T2">dc=uranohoshi </text:span></text:p>
          </draw:text-box>
        </draw:frame>
        <draw:custom-shape draw:style-name="gr6" draw:text-style-name="P1" draw:layer="layout" svg:width="0.948cm" svg:height="0.877cm" svg:x="5.995cm" svg:y="3.4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0.467cm" svg:height="0.467cm" svg:x="2.396cm" svg:y="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0.467cm" svg:height="0.419cm" svg:x="6.196cm" svg:y="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67cm" svg:height="0.467cm" svg:x="9.496cm" svg:y="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201cm" svg:height="0.534cm" svg:x="1.659cm" svg:y="2.532cm">
          <draw:text-box>
            <text:p><text:span text:style-name="T2">cn=Manager</text:span></text:p>
          </draw:text-box>
        </draw:frame>
        <draw:frame draw:style-name="gr5" draw:text-style-name="P4" draw:layer="layout" svg:width="2.201cm" svg:height="0.534cm" svg:x="6.67cm" svg:y="2.987cm">
          <draw:text-box>
            <text:p><text:span text:style-name="T2">ou=users</text:span></text:p>
          </draw:text-box>
        </draw:frame>
        <draw:frame draw:style-name="gr5" draw:text-style-name="P4" draw:layer="layout" svg:width="2.201cm" svg:height="0.534cm" svg:x="9.833cm" svg:y="2.905cm">
          <draw:text-box>
            <text:p><text:span text:style-name="T2">ou=tables</text:span></text:p>
          </draw:text-box>
        </draw:frame>
        <draw:connector draw:style-name="gr3" draw:text-style-name="P1" draw:layer="layout" draw:type="line" svg:x1="6.996cm" svg:y1="2.322cm" svg:x2="2.795cm" svg:y2="3.256cm" draw:start-shape="id2" draw:start-glue-point="6" draw:end-shape="id3" draw:end-glue-point="11" svg:d="M6996 2322l-4201 934" svg:viewBox="0 0 4202 935">
          <text:p/>
        </draw:connector>
        <draw:connector draw:style-name="gr3" draw:text-style-name="P1" draw:layer="layout" draw:type="line" svg:x1="7.23cm" svg:y1="2.555cm" svg:x2="6.43cm" svg:y2="2.936cm" draw:start-shape="id2" draw:start-glue-point="8" draw:end-shape="id4" draw:end-glue-point="4" svg:d="M7230 2555l-800 381" svg:viewBox="0 0 801 382">
          <text:p/>
        </draw:connector>
        <draw:connector draw:style-name="gr3" draw:text-style-name="P1" draw:layer="layout" draw:type="line" svg:x1="7.395cm" svg:y1="2.487cm" svg:x2="9.564cm" svg:y2="3.056cm" draw:start-shape="id2" draw:start-glue-point="9" draw:end-shape="id5" draw:end-glue-point="5" svg:d="M7395 2487l2169 569" svg:viewBox="0 0 2170 570">
          <text:p/>
        </draw:connector>
        <draw:frame draw:style-name="gr8" draw:text-style-name="P6" draw:layer="layout" svg:width="3.438cm" svg:height="0.675cm" svg:x="1.237cm" svg:y="3.821cm">
          <draw:text-box>
            <text:p text:style-name="P5"><text:span text:style-name="T3">LDAP</text:span><text:span text:style-name="T3">管理アカウントの</text:span></text:p>
            <text:p text:style-name="P5"><text:span text:style-name="T3">（リーフ）ノード</text:span></text:p>
          </draw:text-box>
        </draw:frame>
        <draw:custom-shape draw:style-name="gr6" draw:text-style-name="P1" draw:layer="layout" svg:width="0.948cm" svg:height="0.877cm" svg:x="9.296cm" svg:y="3.5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3.657cm" svg:height="0.463cm" svg:x="4.684cm" svg:y="4.396cm">
          <draw:text-box>
            <text:p text:style-name="P5"><text:span text:style-name="T3">ユーザアカウント情報の部分木</text:span></text:p>
          </draw:text-box>
        </draw:frame>
        <draw:frame draw:style-name="gr9" draw:text-style-name="P6" draw:layer="layout" svg:width="3.657cm" svg:height="0.463cm" svg:x="8.185cm" svg:y="4.397cm">
          <draw:text-box>
            <text:p text:style-name="P5"><text:span text:style-name="T3">Postfix</text:span><text:span text:style-name="T3">テーブル情報の部分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2:46:45.121000000</dc:date>
    <meta:editing-duration>PT8H22M23S</meta:editing-duration>
    <meta:editing-cycles>5</meta:editing-cycles>
    <meta:generator>LibreOffice/5.4.4.2$Windows_X86_64 LibreOffice_project/2524958677847fb3bb44820e40380acbe820f960</meta:generator>
    <meta:document-statistic meta:object-count="19"/>
  </office:meta>
</office:document-meta>
</file>